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मटक्याचें केशींत बाबु कवळेकाराक थाकाय बेल बॉण्डाचेर दोगांकूय अटकपूर्व जामीन चल्ला तो तपास पळोवन कोर्टाची पुलिसांचेर खरडपट्टी.</text:p>
      <text:p>रेशनाच्यो सोसायटी बंद करुन सब्सिडी थेट रेशनकार्डवाल्यांचे अकांवटांनी घालपाचो केंद्राचो विचार नागरी पुरवण मंत्री म्हण्टा फॅअर प्रायज शॉपवाल्यांक वायार पडूंक दिवचे ना.</text:p>
      <text:p>सांजे अकस्मात ढग दाटून काळोख गडगड जगलां थिये लायटीचें स्टेशन ट्रिप तिसवाडींत आपालिपा वेधशाळा म्हण्टा पावसाळें जालां गरमेन मान्सून रिटर्नाक अजून चार पांच दीस.</text:p>
      <text:p>इंडियन एअर फॉर्साचे हॅलीकॉप्टर इंडिया चायनाच्या बोर्डरीलागसार – अरुणाचल प्रदेशांत कोसळळें 7 जाण सोंपले 5 इंडियन एअर फॉर्साचे दोग आर्मी ऑफीसर सोंपले.हॅलीकॉप्टर</text:p>
      <text:p>गांधी हत्येची परत चवकशी करची म्हूण सुप्रिम कोर्टामुखार याचिका प्रकऱण पद्धतशीर गुटलायलां म्हूण अभिनव भारताचे याचिकादारोच दावो सुप्रिम कोर्टान नेमलो सहाय्यक आदोगाद.</text:p>
      <text:p>आनी खेळांत</text:p>
      <text:p>फिफा अंडर 17 वल्ड कप सुरु गोंयात शेनवारा जर्मनी आड कोस्टारिका इरान आनी गिनी झुंज</text:p>
      <text:p>मटक्याचें केशींत दक्षिण गोंयचे सॅशन्स कोर्टान विरोधी पक्ष फुडारी बाबु कवळेकार आनी ताचो भाव बाबलाक अटकपुर्व जामीन दिलो. बाबुक 50 हजारांचे बेल बॉण्डाचेर जाल्यार बाबलाक 20 हजारांचे बेल बॉण्डाचेर जामीन दिला. बाबु कवळेकाराचें घरांत एका रुमांत मटक्याच्यो स्लिपी मेळ्ळे उपरांत क्रायम ब्रांचीन कवळेकार भावांचेर केस रजिस्टर केल्ली.तपास चल्ला तो पळोवन कोर्टान पुलिसांची बरीच खरडपट्टी काडल्या.</text:p>
      <text:p>घेवया एक ब्रेक</text:p>
      <text:p>सांजे अकस्मात ढग दाटिल्ल्यान काळोख पडून गडगड आनी जगलां मारुंक लागिल्ल्यान विचित्र वातावरण जालें. पणजेची वेधशाळा म्हण्टा सकाळचे गरमे उपरांत दाटील्ल्या थळाव्या ढगांक लागून पावसाळें जालां. मात हरशीं 8 ऑक्टोबराक व्हिड्रॉ जावपी मान्सुन अजून कोकणांतल्यान गेल्लो ना. चारपांच दीस खंय लागूं येता. गडगड आनी जगलांचेर थिये स्टेशनांत लायन ट्रिप जावन तिसवाडींत लायटीचो आपालिपा जालो. थोड्यांक शेनवारा फातोड्ड्या अंडर सेव्हंटीन वल्ड कप फूटबॉल मॅचीचो हुस्को जाला.</text:p>
      <text:p>रेशनाच्यो सोसायटी बंद करुन पयशें लोकांच्या अकांवटाचेर घालता म्हूण केंद्र सरकाराचो प्रस्ताव आयकून गोंयच्या सोसायटीवाल्यांचें प्रॅसांव हाल्लां वर्साचीं वर्सा ते ह्या धंद्यात आसात धूल्ल खालो लोकांचे तोमणे आयकले सरकाराकडच्यान कमिशन कमी मेळता म्हूण बोवाऴ मारुन सुध्दां कांय लोक अजून ह्या सोसायटींचेर जगतात सरकारान खंय तांची दखल घेवची.</text:p>
      <text:p>वास्कोचे सरोगसीरेप केशींत तारा केरकाराचो पूत घुस्पल्लो. तारान हलगर्जीपणा केल्ल्यान ते चलयेची वाट लागली म्हूण एनजीओ एक्टिव्हिस्ट आवडा व्हिएगसान आरोप केला. ताराक हे केशींत क्लीन चीट मेळना तो मेरेन खंय तिका बायलांभुरग्यांच्या केशींत खंयच्याच पुलीस स्टेशनांत इन्वॉल्व करून घेवची न्ही. तारा म्हण्टा तिची पॉपुलॅरिटी पळोवन खंय आवदा जळटा.</text:p>
      <text:p>घेवया एक ब्रेक</text:p>
      <text:p>इंडियन एअर फॉर्साचे एमआय – सॅव्हन्टीन व्ही फायव हॅलीकॉप्टर इंडिया चायनाच्या बोर्डरीलागसार – अरुणाचल प्रदेशांत शुक्रारा सकाळी कोसळळें. क्रॅशांत 7 जाण सोंपले 5 इंडियन एअर फॉर्साचे जाल्यार 2 आर्मी ऑफीसर सोपले गजाल फांतोडेर सुमार संक जाली हॅलिकॉप्टराचें एअर मॅन्टेनन्स मिशन चालू आशिल्लें एक्सिडॅन्टाचे इंक्वायरीचे आदेश दिल्यात.</text:p>
      <text:p>आर्ले ते मडगांव होली स्पिरिटमेरेनची अंडरग्रावंड गटर पायपलायन रोखडीच बदलपाचे आसात. 90 कोटींचे टेंडर काडलां म्हूण फातोड्डेचो मंत्रीआमदार विजय उलयला. ही पायपलायन सापूच पोन्नी जाल्ल्यान तिका गळटी लागिल्ली.</text:p>
      <text:p>मडगांवा आतांरस्त्याकडेक फळभाजी विकूंक दिवचे ना. मडगांव नगरपालिकेन थारायलां. केप्यांकाणकोणांसावन भाजी फळां घेवन येवपी लोकांक सद्या मडगांवां बसपाक जागो ना ते मडगांवच्या उपनगराध्यक्षाक मेळ्ळे ताणे तांका नवी सुवात पऴोवन दिता म्हूण उतर दिलां खरें मात तो मेरेन ह्या बाजारकारांक पोटापाण्याचो हुस्को.</text:p>
      <text:p>घेवया एक ब्रेक</text:p>
      <text:p>गांधी हत्येची परत चवकशी करची म्हूण सुप्रिम कोर्टामुखार याचिका आयल्या. कोर्टान आदार करुंक आदलो एडिशनल सॉलिसिटर जनरल अमरेंद्र शरणाक एमिकस क्युरी नेमला. मुंबयचो अभिनव भारताचो ट्रस्टी पंकज फडणीसाच्या पीआयएलाचेर 30 ऑक्टोबराक फुडली सुनावणी जातली. हायकोर्टानताचें पीआयएल भायर मारिल्लें. 30 जानेवारी 1948त गांधीजीची हत्त्या जाल्ली. फडणीस म्हण्टा गांधीहत्येफाटल्यान गोडसे एकलोच नाशिल्लो. हें प्रकऱण पद्धतशीर गुटलायलां.</text:p>
      <text:p>हऴदोण्यां नास्नोडा पंचायत वाठारांतल्या अंगणवाडींत भुरग्यांक धाडप म्हणल्यार पालकांच्या कपलाक आटयो. थाकाय कमी हुस्को चड पयलीं अंगणवाडीक 2 रुम दिल्ले एक भुरग्यांक शिकोवंक आनी एक खाणजेवण शिजोवंक आनी कड्डण स्टोर करुंक. आतां पंचायतीन तांकां फक्त एकूच रुम दिला भुरगीं थंयच शिकतात थंयच रांदतात आनी मोठ्यो मोठ्यो क़़ड्डणाच्यो पोतयोय थंयच. अंगणवाडीचे गुदांवाचेर स्पशल रिपोर्ट</text:p>
      <text:p>फार्मागूड्येर शिवाजीच्या किल्ल्यावेल्यान राजकारण नाका म्हूण बांदोड्या पंचायतीन आता स्पष्ट केलां सरपंच म्हण्टा थळावो आमदार मंत्री सुदिन ढवळीकारान तांका किल्लो सारखो करुन दिता म्हूण उतर दिलां फाटल्या दिसांनी पावसांत किल्लो कोसळिल्लो तो रिपॅरुय करपाचें काम पीडब्ल्यूडी खात्यान खंय चालूं केलां आपणें किल्ल्याचे कामाक हात घाला म्हूण 4 दीस फाटीं गोविंद गावडे उलयिल्लो.</text:p>
      <text:p>घेवया एक ब्रेक</text:p>
      <text:p>भारतांत पयलेच खेप फिफाचें अंडर 17 वल्ड कप शुक्ररा सुरु जाले. कोलंबीया आड घाना आनी न्युझिलंड आड़ टर्की पयले रावंडाच्यो मॅची आज जाल्यो. उदेंत्या प्लेयरांचो फुटबॉल महोत्सव सुरु जालो. गोंयात शेनवारा फातोड्डा स्टेडीयमार जर्मनी आड कोस्टारिका पाचांक जाल्यार इरान आड गिनी आठांक मॅची जातल्यो.</text:p>
      <text:p>आतां पळोवया गोंयच्या बाकीच्या वाठारांतल्यो कांय खबरो.</text:p>
      <text:p>गोंयभर आनी शेजारच्या वाठारांत फामाद पेडणेंचो दसरो शुक्रारा फांतोडेर जालो. खाशेले पद्धतीन हो दसरो जाता. दसऱ्याक रवळनाथ आनी भूतनाथाचीं तरंगां जातात. दसरो पळोवंक लोकांची मोठी गर्दी पडटा. पेडणेंच्या दसऱ्याक भुतां काडपाचीय परंपरा आसा. फाटले शेनवारा दसरो सुरु जाल्लो. कोजागिरी पुनवेमेरेन तो चलता. पळयात पेडणेंची पूनव.</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